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3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Liberation Sans3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draw:stroke="none" svg:stroke-color="#000000" draw:fill="none" draw:fill-color="#ffffff" fo:min-height="10.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6.395cm"/>
      <style:paragraph-properties style:writing-mode="lr-tb"/>
    </style:style>
    <style:style style:name="gr4" style:family="graphic" style:parent-style-name="standard">
      <style:graphic-properties svg:stroke-width="0.08cm" svg:stroke-color="#cc0000" draw:marker-start-width="0.32cm" draw:marker-end-width="0.32cm" draw:fill="none" draw:textarea-vertical-align="middle" draw:auto-grow-height="false" fo:min-height="0.334cm" fo:min-width="0cm" fo:padding-top="0.165cm" fo:padding-bottom="0.165cm" fo:padding-left="0.29cm" fo:padding-right="0.29cm"/>
    </style:style>
    <style:style style:name="gr5" style:family="graphic" style:parent-style-name="standard">
      <style:graphic-properties svg:stroke-width="0.08cm" svg:stroke-color="#cc0000" draw:marker-start-width="0.32cm" draw:marker-end-width="0.32cm" draw:fill="none" draw:textarea-vertical-align="middle" draw:auto-grow-height="false" fo:min-height="0.623cm" fo:min-width="0cm" fo:padding-top="0.165cm" fo:padding-bottom="0.165cm" fo:padding-left="0.29cm" fo:padding-right="0.29cm"/>
    </style:style>
    <style:style style:name="gr6" style:family="graphic" style:parent-style-name="standard">
      <style:graphic-properties svg:stroke-width="0.08cm" svg:stroke-color="#cc0000" draw:marker-start-width="0.32cm" draw:marker-end-width="0.32cm" draw:fill="none" draw:textarea-vertical-align="middle" draw:auto-grow-height="false" fo:min-height="1.059cm" fo:min-width="0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cm" svg:stroke-color="#cc0000" draw:marker-start-width="0.32cm" draw:marker-end="Arrowheads_20_1" draw:marker-end-width="0.42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11.78cm"/>
      <style:paragraph-properties style:writing-mode="lr-tb"/>
    </style:style>
    <style:style style:name="gr9" style:family="graphic" style:parent-style-name="objectwithoutfill">
      <style:graphic-properties svg:stroke-width="0.08cm" draw:marker-start-width="0.32cm" draw:marker-end="Arrowheads_20_2" draw:marker-end-width="0.42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1" style:family="graphic" style:parent-style-name="standard">
      <style:graphic-properties draw:stroke="solid" svg:stroke-width="0.02cm" svg:stroke-color="#000000" draw:marker-start-width="0.23cm" draw:marker-end-width="0.23cm" draw:fill="none" draw:fill-color="#ffffff" fo:min-height="4.405cm" fo:padding-top="0.135cm" fo:padding-bottom="0.135cm" fo:padding-left="0.26cm" fo:padding-right="0.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.15cm" fo:text-indent="0cm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4pt" style:font-size-complex="14pt"/>
    </style:style>
    <style:style style:name="T4" style:family="text">
      <style:text-properties fo:color="#009900" loext:opacity="100%" fo:font-size="10pt" style:font-size-asian="10pt" style:font-size-complex="10pt"/>
    </style:style>
    <style:style style:name="T5" style:family="text">
      <style:text-properties fo:color="#0066ff" loext:opacity="100%" fo:font-size="10pt" style:font-size-asian="10pt" style:font-size-complex="10pt"/>
    </style:style>
    <style:style style:name="T6" style:family="text">
      <style:text-properties fo:color="#cc00cc" loext:opacity="100%" fo:font-size="10pt" style:font-size-asian="10pt" style:font-size-complex="10pt"/>
    </style:style>
    <style:style style:name="T7" style:family="text">
      <style:text-properties fo:color="#ff0000" loext:opacity="100%" fo:font-size="10pt" style:font-size-asian="10pt" style:font-size-complex="10pt"/>
    </style:style>
    <style:style style:name="T8" style:family="text">
      <style:text-properties fo:color="#996633" loext:opacity="100%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fo:color="#996633" loext:opacity="100%" fo:font-size="10pt" style:font-size-asian="10pt" style:font-size-complex="10pt"/>
    </style:style>
    <style:style style:name="T1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065cm" svg:height="1.187cm" svg:x="3.82cm" svg:y="8.655cm">
          <draw:text-box>
            <text:p/>
          </draw:text-box>
        </draw:frame>
        <draw:frame draw:style-name="gr2" draw:text-style-name="P1" draw:layer="layout" svg:width="5.015cm" svg:height="11.01cm" svg:x="4.855cm" svg:y="5.009cm">
          <draw:text-box>
            <text:p/>
            <text:p><text:span text:style-name="T1"/></text:p>
            <text:p><text:span text:style-name="T1"/></text:p>
            <text:p><text:span text:style-name="T2"/></text:p>
            <text:p><text:span text:style-name="T2">MoveToHomePosition</text:span></text:p>
            <text:p><text:span text:style-name="T2"/></text:p>
            <text:p><text:span text:style-name="T2">moves for odd legs</text:span></text:p>
            <text:p><text:span text:style-name="T2">moves for even legs</text:span></text:p>
            <text:p><text:span text:style-name="T2">doit command</text:span></text:p>
            <text:p><text:span text:style-name="T2"/></text:p>
            <text:p><text:span text:style-name="T2">move for leg 1</text:span></text:p>
            <text:p><text:span text:style-name="T2">move for leg 4</text:span></text:p>
            <text:p><text:span text:style-name="T2">tilt 5 degrees to NE</text:span></text:p>
            <text:p><text:span text:style-name="T2">doit command</text:span></text:p>
            <text:p><text:span text:style-name="T2"/></text:p>
            <text:p><text:span text:style-name="T2">moves for odd legs</text:span></text:p>
            <text:p><text:span text:style-name="T2">moves for even legs</text:span></text:p>
            <text:p><text:span text:style-name="T2">doit command</text:span></text:p>
            <text:p><text:span text:style-name="T2"/></text:p>
            <text:p><text:span text:style-name="T2">raise bot by 1.5 cm</text:span></text:p>
            <text:p><text:span text:style-name="T2">tilt 10 degrees to NE</text:span></text:p>
            <text:p><text:span text:style-name="T2">doit command</text:span></text:p>
          </draw:text-box>
        </draw:frame>
        <draw:frame draw:style-name="gr3" draw:text-style-name="P2" draw:layer="layout" svg:width="7.75cm" svg:height="16.645cm" svg:x="10.982cm" svg:y="3.483cm">
          <draw:text-box>
            <text:p><text:span text:style-name="T3"/></text:p>
            <text:p><text:span text:style-name="T3"/></text:p>
            <text:p><text:span text:style-name="T4">// This MQTTfx script for Hexbot <text:s/></text:span></text:p>
            <text:p><text:span text:style-name="T5">var Thread =Java.type(“...</text:span></text:p>
            <text:p><text:span text:style-name="T5">function execute() {</text:span></text:p>
            <text:p><text:span text:style-name="T4">mybot = "Hexbot3C61054AD..</text:span></text:p>
            <text:p><text:span text:style-name="T2"/></text:p>
            <text:p><text:span text:style-name="T6">send("NEW_FLOW")</text:span></text:p>
            <text:p><text:span text:style-name="T2"/></text:p>
            <text:p><text:span text:style-name="T7">send(“FLOW,300,MLRH, 10,....</text:span></text:p>
            <text:p><text:span text:style-name="T2"/></text:p>
            <text:p><text:span text:style-name="T2"/></text:p>
            <text:p><text:span text:style-name="T7">send(“FLOW 500,MLRH, 10,0..</text:span></text:p>
            <text:p><text:span text:style-name="T2"/></text:p>
            <text:p><text:span text:style-name="T2"/></text:p>
            <text:p><text:span text:style-name="T2"/></text:p>
            <text:p><text:span text:style-name="T7">send(“FLOW 1000,MLRH,10,.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send(“FLOW, 800,MLRH,10,0..</text:span></text:p>
            <text:p><text:span text:style-name="T7"/></text:p>
            <text:p><text:span text:style-name="T7"/></text:p>
            <text:p><text:span text:style-name="T7"/></text:p>
            <text:p><text:span text:style-name="T7">send(“FLOW, 800,MLRH,10,0...</text:span></text:p>
            <text:p><text:span text:style-name="T2"/></text:p>
            <text:p><text:span text:style-name="T6">Send(“DO_FLOW,49,50”)</text:span></text:p>
            <text:p><text:span text:style-name="T2"/></text:p>
            <text:p><text:span text:style-name="T5">action.setExitCode(0);</text:span></text:p>
            <text:p><text:span text:style-name="T5">action.setResultText("done.");</text:span></text:p>
            <text:p><text:span text:style-name="T5">out("Parameter parameter set up... return action;</text:span></text:p>
            <text:p><text:span text:style-name="T5">}</text:span></text:p>
            <text:p><text:span text:style-name="T5">function send(cmd){</text:span></text:p>
            <text:p><text:span text:style-name="T5">mqttManager.publish(myTWIPe, cmd);</text:span></text:p>
            <text:p><text:span text:style-name="T5">Thread.sleep(200);</text:span></text:p>
            <text:p><text:span text:style-name="T5">}</text:span></text:p>
            <text:p><text:span text:style-name="T5">function out(message){</text:span></text:p>
            <text:p><text:span text:style-name="T5">output.print(message);</text:span></text:p>
            <text:p><text:span text:style-name="T5">}</text:span></text:p>
          </draw:text-box>
        </draw:frame>
        <draw:custom-shape draw:style-name="gr4" draw:text-style-name="P3" draw:layer="layout" svg:width="0.44cm" svg:height="0.7cm" svg:x="8.555cm" svg:y="7.205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3" draw:layer="layout" svg:width="0.44cm" svg:height="1.005cm" svg:x="8.555cm" svg:y="8.2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3" draw:layer="layout" svg:width="0.44cm" svg:height="1.465cm" svg:x="8.555cm" svg:y="9.73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7" draw:text-style-name="P3" draw:layer="layout" svg:x1="9.195cm" svg:y1="7.516cm" svg:x2="10.94cm" svg:y2="7.516cm">
          <text:p/>
        </draw:line>
        <draw:line draw:style-name="gr7" draw:text-style-name="P3" draw:layer="layout" svg:x1="9.195cm" svg:y1="8.681cm" svg:x2="10.94cm" svg:y2="8.681cm">
          <text:p/>
        </draw:line>
        <draw:line draw:style-name="gr7" draw:text-style-name="P3" draw:layer="layout" svg:x1="9.195cm" svg:y1="10.34cm" svg:x2="10.94cm" svg:y2="10.34cm">
          <text:p/>
        </draw:line>
        <draw:line draw:style-name="gr7" draw:text-style-name="P3" draw:layer="layout" svg:x1="9.195cm" svg:y1="12.244cm" svg:x2="10.94cm" svg:y2="12.244cm">
          <text:p/>
        </draw:line>
        <draw:line draw:style-name="gr7" draw:text-style-name="P3" draw:layer="layout" svg:x1="9.195cm" svg:y1="13.79cm" svg:x2="10.94cm" svg:y2="13.79cm">
          <text:p/>
        </draw:line>
        <draw:custom-shape draw:style-name="gr5" draw:text-style-name="P3" draw:layer="layout" svg:width="0.44cm" svg:height="1.005cm" svg:x="8.555cm" svg:y="11.80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3" draw:layer="layout" svg:width="0.44cm" svg:height="1.005cm" svg:x="8.555cm" svg:y="13.35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2" draw:layer="layout" svg:width="7.75cm" svg:height="12.03cm" svg:x="18.79cm" svg:y="3.495cm">
          <draw:text-box>
            <text:p><text:span text:style-name="T3"/></text:p>
            <text:p><text:span text:style-name="T3"/></text:p>
            <text:p><text:span text:style-name="T2"><text:s text:c="2"/>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8">NEW_FLOW</text:span></text:p>
            <text:p><text:span text:style-name="T8"/></text:p>
            <text:p><text:span text:style-name="T8">FLOW,300,MLRH, 10,....</text:span></text:p>
            <text:p><text:span text:style-name="T8"/></text:p>
            <text:p><text:span text:style-name="T8"/></text:p>
            <text:p><text:span text:style-name="T8">FLOW 500,MLRH, 10,0..</text:span></text:p>
            <text:p><text:span text:style-name="T8"/></text:p>
            <text:p><text:span text:style-name="T8"/></text:p>
            <text:p><text:span text:style-name="T8"/></text:p>
            <text:p><text:span text:style-name="T8">FLOW 1000,MLRH,10,..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FLOW, 800,MLRH,10,0..</text:span></text:p>
            <text:p><text:span text:style-name="T8"/></text:p>
            <text:p><text:span text:style-name="T8"/></text:p>
            <text:p><text:span text:style-name="T8"/></text:p>
            <text:p><text:span text:style-name="T8">FLOW, 800,MLRH,10,0...</text:span></text:p>
            <text:p><text:span text:style-name="T8"/></text:p>
            <text:p><text:span text:style-name="T8">DO_FLOW,49,50</text:span></text:p>
            <text:p><text:span text:style-name="T8"/></text:p>
          </draw:text-box>
        </draw:frame>
        <draw:line draw:style-name="gr9" draw:text-style-name="P3" draw:layer="layout" svg:x1="15.03cm" svg:y1="6.735cm" svg:x2="18.78cm" svg:y2="6.735cm">
          <text:p/>
        </draw:line>
        <draw:line draw:style-name="gr9" draw:text-style-name="P3" draw:layer="layout" svg:x1="16.215cm" svg:y1="7.44cm" svg:x2="18.78cm" svg:y2="7.44cm">
          <text:p/>
        </draw:line>
        <draw:line draw:style-name="gr9" draw:text-style-name="P3" draw:layer="layout" svg:x1="16.215cm" svg:y1="8.625cm" svg:x2="18.78cm" svg:y2="8.625cm">
          <text:p/>
        </draw:line>
        <draw:line draw:style-name="gr9" draw:text-style-name="P3" draw:layer="layout" svg:x1="16.215cm" svg:y1="10.234cm" svg:x2="18.78cm" svg:y2="10.234cm">
          <text:p/>
        </draw:line>
        <draw:line draw:style-name="gr9" draw:text-style-name="P3" draw:layer="layout" svg:x1="16.215cm" svg:y1="12.21cm" svg:x2="18.78cm" svg:y2="12.21cm">
          <text:p/>
        </draw:line>
        <draw:line draw:style-name="gr9" draw:text-style-name="P3" draw:layer="layout" svg:x1="16.215cm" svg:y1="13.79cm" svg:x2="18.78cm" svg:y2="13.79cm">
          <text:p/>
        </draw:line>
        <draw:line draw:style-name="gr9" draw:text-style-name="P3" draw:layer="layout" svg:x1="15.705cm" svg:y1="14.554cm" svg:x2="18.78cm" svg:y2="14.554cm">
          <text:p/>
        </draw:line>
        <draw:frame draw:style-name="gr10" draw:text-style-name="P5" draw:layer="layout" svg:width="21.245cm" svg:height="1.25cm" svg:x="5.395cm" svg:y="2.865cm">
          <draw:text-box>
            <text:p text:style-name="P4"><text:span text:style-name="T9">Script file </text:span><text:span text:style-name="T10"><text:s text:c="25"/></text:span><text:span text:style-name="T9">MQTT.fx file </text:span><text:span text:style-name="T10"><text:s text:c="31"/></text:span><text:span text:style-name="T9">Sent to robot</text:span></text:p>
          </draw:text-box>
        </draw:frame>
        <draw:frame draw:style-name="gr11" draw:text-style-name="P8" draw:layer="layout" svg:width="7.675cm" svg:height="4.675cm" svg:x="1.63cm" svg:y="15.32cm">
          <draw:text-box>
            <text:p text:style-name="P6"><text:span text:style-name="T11">Text colour codes:</text:span></text:p>
            <text:p text:style-name="P6"><text:span text:style-name="T2"/></text:p>
            <text:p text:style-name="P7"><text:span text:style-name="T2">Script file created by user</text:span></text:p>
            <text:p text:style-name="P7"><text:span text:style-name="T4">Lines created by compiler at run time</text:span></text:p>
            <text:p text:style-name="P7"><text:span text:style-name="T5">Text from template file</text:span></text:p>
            <text:p text:style-name="P7"><text:span text:style-name="T6">Either from template file or added by compiler at run time</text:span></text:p>
            <text:p text:style-name="P7"><text:span text:style-name="T7">From translation of script commands</text:span></text:p>
            <text:p text:style-name="P7"><text:span text:style-name="T12">Sent to hexbot via MQTT commands</text:span></text:p>
          </draw:text-box>
        </draw:frame>
        <draw:frame draw:style-name="gr12" draw:text-style-name="P10" draw:layer="layout" svg:width="11.565cm" svg:height="0.962cm" svg:x="8.81cm" svg:y="1.425cm">
          <draw:text-box>
            <text:p text:style-name="P9"><text:span text:style-name="T13">Hexbot Compiler File Processing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3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Liberation Sans3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CA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complex="Arial3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2T20:57:27.678000000</meta:creation-date>
    <dc:date>2022-03-23T21:01:33.280000000</dc:date>
    <meta:editing-duration>PT10M40S</meta:editing-duration>
    <meta:editing-cycles>2</meta:editing-cycles>
    <meta:generator>LibreOffice/7.1.8.1$Windows_X86_64 LibreOffice_project/e1f30c802c3269a1d052614453f260e49458c82c</meta:generator>
    <meta:document-statistic meta:object-count="24"/>
  </office:meta>
</office:document-meta>
</file>